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3">
      <style:paragraph-properties fo:margin-top="0.1665in" fo:margin-bottom="0.0417in" fo:keep-with-next="always">
        <style:tab-stops>
          <style:tab-stop style:position="0in"/>
        </style:tab-stops>
      </style:paragraph-properties>
    </style:style>
    <style:style style:name="P2" style:family="paragraph" style:parent-style-name="Standard" style:list-style-name="WW8Num3">
      <style:paragraph-properties>
        <style:tab-stops>
          <style:tab-stop style:position="0.25in"/>
          <style:tab-stop style:position="0.5in"/>
        </style:tab-stops>
      </style:paragraph-properties>
      <style:text-properties style:use-window-font-color="true" style:font-name="Nimbus Roman No9 L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P3" style:family="paragraph" style:parent-style-name="Standard" style:list-style-name="WW8Num3">
      <style:paragraph-properties>
        <style:tab-stops>
          <style:tab-stop style:position="0.25in"/>
          <style:tab-stop style:position="0.5in"/>
        </style:tab-stops>
      </style:paragraph-properties>
      <style:text-properties style:font-name="Nimbus Roman No9 L" fo:font-size="12pt" style:font-name-asian="Times New Roman" style:font-size-asian="12pt" style:font-name-complex="Times New Roman" style:font-size-complex="12pt"/>
    </style:style>
    <style:style style:name="P4" style:family="paragraph" style:parent-style-name="Standard" style:list-style-name="WW8Num3">
      <style:paragraph-properties>
        <style:tab-stops>
          <style:tab-stop style:position="0.25in"/>
          <style:tab-stop style:position="0.5in"/>
        </style:tab-stops>
      </style:paragraph-properties>
      <style:text-properties style:font-name="Nimbus Roman No9 L" fo:font-size="12pt" style:font-name-asian="Arial" style:font-size-asian="12pt" style:font-name-complex="Arial" style:font-size-complex="12pt"/>
    </style:style>
    <style:style style:name="P5" style:family="paragraph" style:parent-style-name="Standard">
      <style:paragraph-properties>
        <style:tab-stops>
          <style:tab-stop style:position="0.25in"/>
          <style:tab-stop style:position="0.5in"/>
        </style:tab-stops>
      </style:paragraph-properties>
      <style:text-properties style:use-window-font-color="true" style:font-name="Arial" fo:font-size="10pt" fo:language="en" fo:country="US" style:font-name-asian="Arial" style:font-size-asian="10pt" style:font-name-complex="Arial" style:font-size-complex="10pt" style:language-complex="ar" style:country-complex="SA"/>
    </style:style>
    <style:style style:name="T1" style:family="text">
      <style:text-properties style:use-window-font-color="true" fo:language="en" fo:country="US" style:language-complex="ar" style:country-complex="SA"/>
    </style:style>
    <text:list-style style:name="L1">
      <text:list-level-style-number text:level="1" style:num-format="">
        <style:list-level-properties text:min-label-distance="0.15in"/>
      </text:list-level-style-number>
      <text:list-level-style-number text:level="2" style:num-format="">
        <style:list-level-properties text:min-label-distance="0.15in"/>
      </text:list-level-style-number>
      <text:list-level-style-number text:level="3" style:num-format="">
        <style:list-level-properties text:min-label-distance="0.15in"/>
      </text:list-level-style-number>
      <text:list-level-style-number text:level="4" style:num-format="">
        <style:list-level-properties text:min-label-distance="0.15in"/>
      </text:list-level-style-number>
      <text:list-level-style-number text:level="5" style:num-format="">
        <style:list-level-properties text:min-label-distance="0.15in"/>
      </text:list-level-style-number>
      <text:list-level-style-number text:level="6" style:num-format="">
        <style:list-level-properties text:min-label-distance="0.15in"/>
      </text:list-level-style-number>
      <text:list-level-style-number text:level="7" style:num-format="">
        <style:list-level-properties text:min-label-distance="0.15in"/>
      </text:list-level-style-number>
      <text:list-level-style-number text:level="8" style:num-format="">
        <style:list-level-properties text:min-label-distance="0.15in"/>
      </text:list-level-style-number>
      <text:list-level-style-number text:level="9" style:num-format="">
        <style:list-level-properties text:min-label-distance="0.15in"/>
      </text:list-level-style-number>
      <text:list-level-style-number text:level="10" style:num-format="">
        <style:list-level-properties text:min-label-distance="0.1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List of References <text:s/>relating to theoretical ion pair studies</text:h>
      <text:p text:style-name="Standard"/>
      <text:list text:style-name="WW8Num3">
        <text:list-item>
          <text:p text:style-name="P2">Zavodszky, P. &amp; Szilagyi, A. Structural differences between mesophilic, moderately thermophilic and extremely thermophilic protein subunits: results of a comprehensive survey. Structure. 8:493-504. </text:p>
        </text:list-item>
        <text:list-item>
          <text:p text:style-name="P2">Elcock, A. &amp; Thomas, A. (2004). Molecular Simulations Suggest Protein Salt Bridges Are Uniquely Suited to Life at High Temperatures. JACS. 126:2208-2214.</text:p>
        </text:list-item>
        <text:list-item>
          <text:p text:style-name="P2">Elcock, A. (1998) The Stability of Salt Bridges at High Temperatures: Implications for Hyperthermophilic Proteins. JMB 284: 489-502</text:p>
        </text:list-item>
        <text:list-item>
          <text:p text:style-name="P3"><text:span text:style-name="T1">Masunov, A. &amp; Lazaridis, T. (2003). Potentials of Mean Force between Ionizable Amino Acid Side Chains in Water. JACS. 125:1722-1730.</text:span></text:p>
        </text:list-item>
        <text:list-item>
          <text:p text:style-name="P4">Elcock, A. and Thomas, A. (2006). Direct Observation of Salt Effects on Molecular Interactions through Explicit-Solvent Molecular Dynamics Simulations: Differential Effects on Electrostatic and Hydrophobic Interactions and comparisons to Poisson- Boltzmann Theory. JACS.</text:p>
        </text:list-item>
        <text:list-item>
          <text:p text:style-name="P4">Dang, L. X. and Pettitt, B. M. (1990) A Theoretical Study of Like Ion Pairs in Solution. J. Phys. Chem. 94:4303-4308.</text:p>
        </text:list-item>
        <text:list-item>
          <text:p text:style-name="P4">Saigal, S. and Pranata, J. (1997) Monte Carlo Simulations of Guanidinium Acetate and Methylammonium Acetate Ion Pairs in Water. Bioogranic Chemistry. 25:11-21.</text:p>
        </text:list-item>
        <text:list-item>
          <text:p text:style-name="P4">PME </text:p>
        </text:list-item>
        <text:list-item>
          <text:p text:style-name="P4">AMBER6</text:p>
        </text:list-item>
        <text:list-item>
          <text:p text:style-name="P4">OPLS united atom (Jorgenson, Tirado-Rives, 1988)</text:p>
        </text:list-item>
        <text:list-item>
          <text:p text:style-name="P4">TIP3P</text:p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3" text:consecutive-numbering="true">
      <text:list-level-style-number text:level="1" style:num-suffix="." style:num-format="1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creation-date>2007-04-13T17:59:04</meta:creation-date>
    <dc:date>2007-08-05T19:39:08</dc:date>
    <dc:language>en-US</dc:language>
    <meta:editing-cycles>7</meta:editing-cycles>
    <meta:editing-duration>PT1H13M1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2" meta:word-count="182" meta:character-count="1283"/>
  </office:meta>
</office:document-meta>
</file>